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282cm" style:contextual-spacing="false" fo:line-height="110%" fo:text-align="start" style:justify-single-word="false"/>
    </style:style>
    <style:style style:name="P2"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3" style:family="paragraph" style:parent-style-name="Standard">
      <style:paragraph-properties fo:margin-top="0cm" fo:margin-bottom="0.182cm" style:contextual-spacing="false" fo:line-height="110%" fo:text-align="start" style:justify-single-word="false"/>
    </style:style>
    <style:style style:name="P4" style:family="paragraph" style:parent-style-name="Standard">
      <style:paragraph-properties fo:margin-left="0cm" fo:margin-right="-0.499cm" fo:line-height="110%" fo:text-align="start" style:justify-single-word="false" fo:text-indent="0cm" style:auto-text-indent="false"/>
    </style:style>
    <style:style style:name="P5" style:family="paragraph" style:parent-style-name="Standard">
      <style:paragraph-properties fo:line-height="110%" fo:text-align="start" style:justify-single-word="false"/>
    </style:style>
    <style:style style:name="P6" style:family="paragraph" style:parent-style-name="Standard">
      <style:paragraph-properties fo:line-height="11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7" style:family="paragraph" style:parent-style-name="Standard">
      <style:paragraph-properties fo:margin-left="-0.499cm" fo:margin-right="-0.499cm" fo:line-height="110%" fo:text-align="start" style:justify-single-word="false" fo:text-indent="0cm" style:auto-text-indent="false"/>
    </style:style>
    <style:style style:name="P8" style:family="paragraph" style:parent-style-name="Standard">
      <style:paragraph-properties fo:margin-left="0cm" fo:margin-right="-0.039cm" fo:line-height="110%" fo:text-align="start" style:justify-single-word="false" fo:text-indent="0cm" style:auto-text-indent="false"/>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paragraph-rsid="001186bd"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paragraph-rsid="00119d0a"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paragraph-rsid="002137b9" fo:background-color="transparent" style:font-name-asian="Calibri1" style:font-name-complex="Calibri1"/>
    </style:style>
    <style:style style:name="P13"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1pt" fo:font-weight="normal" fo:background-color="transparent" style:font-name-asian="Calibri1" style:font-name-complex="Calibri1"/>
    </style:style>
    <style:style style:name="P14"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15"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1pt" fo:font-weight="normal"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1186bd" officeooo:paragraph-rsid="001186bd"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1186bd" officeooo:paragraph-rsid="00119d0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paragraph-rsid="00309066"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paragraph-rsid="004e7dcc" fo:background-color="transparent" style:font-name-asian="Calibri1" style:font-name-complex="Calibri1"/>
    </style:style>
    <style:style style:name="T1" style:family="text">
      <style:text-properties style:use-window-font-color="true" loext:opacity="0%" style:font-name="Calibri1" fo:font-size="11pt" fo:font-weight="normal" fo:background-color="transparent" loext:char-shading-value="0" style:font-name-asian="Calibri1" style:font-name-complex="Calibri1"/>
    </style:style>
    <style:style style:name="T2" style:family="text">
      <style:text-properties style:use-window-font-color="true" loext:opacity="0%" style:font-name="Calibri1" fo:font-size="11pt" fo:font-weight="bold" fo:background-color="transparent" loext:char-shading-value="0" style:font-name-asian="Calibri1" style:font-name-complex="Calibri1"/>
    </style:style>
    <style:style style:name="T3" style:family="text">
      <style:text-properties style:use-window-font-color="true" loext:opacity="0%" style:font-name="Calibri1"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4" style:family="text">
      <style:text-properties style:use-window-font-color="true" loext:opacity="0%" style:font-name="Calibri1" fo:font-size="11pt" fo:font-style="italic" fo:font-weight="normal" fo:background-color="transparent" loext:char-shading-value="0" style:font-name-asian="Calibri1" style:font-name-complex="Calibri1"/>
    </style:style>
    <style:style style:name="T5" style:family="text">
      <style:text-properties style:use-window-font-color="true" loext:opacity="0%" style:font-name="Calibri1" fo:font-size="13pt" fo:font-weight="bold" fo:background-color="transparent" loext:char-shading-value="0" style:font-name-asian="Calibri1" style:font-name-complex="Calibri1"/>
    </style:style>
    <style:style style:name="T6" style:family="text">
      <style:text-properties style:use-window-font-color="true" loext:opacity="0%" style:font-name="Calibri1" fo:font-size="14pt" fo:font-weight="bold" fo:background-color="transparent" loext:char-shading-value="0" style:font-name-asian="Calibri1" style:font-name-complex="Calibri1"/>
    </style:style>
    <style:style style:name="T7" style:family="text">
      <style:text-properties style:use-window-font-color="true" loext:opacity="0%" style:font-name="Cambria Math" fo:font-size="11pt" fo:font-weight="normal" fo:background-color="transparent" loext:char-shading-value="0" style:font-name-asian="Cambria Math" style:font-name-complex="Cambria Math"/>
    </style:style>
    <style:style style:name="T8" style:family="text">
      <style:text-properties style:use-window-font-color="true" loext:opacity="0%" style:text-position="sub 58%" style:font-name="Calibri1" fo:font-size="11pt" fo:font-weight="normal" fo:background-color="transparent" loext:char-shading-value="0" style:font-name-asian="Calibri1" style:font-name-complex="Calibri1"/>
    </style:style>
    <style:style style:name="T9" style:family="text">
      <style:text-properties style:use-window-font-color="true" loext:opacity="0%" style:text-position="super 58%" style:font-name="Calibri1" fo:font-size="11pt" fo:font-weight="normal" fo:background-color="transparent" loext:char-shading-value="0" style:font-name-asian="Calibri1" style:font-name-complex="Calibri1"/>
    </style:style>
    <style:style style:name="T10" style:family="text">
      <style:text-properties officeooo:rsid="000cb228"/>
    </style:style>
    <style:style style:name="T11" style:family="text">
      <style:text-properties officeooo:rsid="000ea8f8"/>
    </style:style>
    <style:style style:name="T12" style:family="text">
      <style:text-properties officeooo:rsid="0010721b"/>
    </style:style>
    <style:style style:name="T13" style:family="text">
      <style:text-properties officeooo:rsid="001186bd"/>
    </style:style>
    <style:style style:name="T14" style:family="text">
      <style:text-properties officeooo:rsid="00119d0a"/>
    </style:style>
    <style:style style:name="T15" style:family="text">
      <style:text-properties officeooo:rsid="0012a22d"/>
    </style:style>
    <style:style style:name="T16" style:family="text">
      <style:text-properties style:text-position="sub 58%" officeooo:rsid="0012a22d"/>
    </style:style>
    <style:style style:name="T17" style:family="text">
      <style:text-properties style:text-position="sub 58%" officeooo:rsid="00134c72"/>
    </style:style>
    <style:style style:name="T18" style:family="text">
      <style:text-properties style:text-position="sub 58%" officeooo:rsid="001763ba" style:font-weight-asian="normal" style:font-weight-complex="normal"/>
    </style:style>
    <style:style style:name="T19" style:family="text">
      <style:text-properties style:text-position="sub 58%" officeooo:rsid="00194d15" style:font-weight-asian="normal" style:font-weight-complex="normal"/>
    </style:style>
    <style:style style:name="T20" style:family="text">
      <style:text-properties style:text-position="sub 58%" officeooo:rsid="001ac7c4" style:font-weight-asian="normal" style:font-weight-complex="normal"/>
    </style:style>
    <style:style style:name="T21" style:family="text">
      <style:text-properties style:text-position="sub 58%" officeooo:rsid="00359862"/>
    </style:style>
    <style:style style:name="T22" style:family="text">
      <style:text-properties style:text-position="sub 58%" officeooo:rsid="0040a30b"/>
    </style:style>
    <style:style style:name="T23" style:family="text">
      <style:text-properties style:text-position="sub 58%" officeooo:rsid="004e7dcc"/>
    </style:style>
    <style:style style:name="T24" style:family="text">
      <style:text-properties officeooo:rsid="00134c72"/>
    </style:style>
    <style:style style:name="T25" style:family="text">
      <style:text-properties style:text-position="0% 100%" officeooo:rsid="00134c72"/>
    </style:style>
    <style:style style:name="T26" style:family="text">
      <style:text-properties style:text-position="0% 100%" officeooo:rsid="0014ad18"/>
    </style:style>
    <style:style style:name="T27" style:family="text">
      <style:text-properties style:text-position="0% 100%" fo:font-weight="bold" officeooo:rsid="0014ad18" style:font-weight-asian="bold" style:font-weight-complex="bold"/>
    </style:style>
    <style:style style:name="T28" style:family="text">
      <style:text-properties style:text-position="0% 100%" fo:font-weight="bold" officeooo:rsid="00154cf5" style:font-weight-asian="bold" style:font-weight-complex="bold"/>
    </style:style>
    <style:style style:name="T29" style:family="text">
      <style:text-properties style:text-position="0% 100%" fo:font-weight="bold" officeooo:rsid="0016852d" style:font-weight-asian="bold" style:font-weight-complex="bold"/>
    </style:style>
    <style:style style:name="T30" style:family="text">
      <style:text-properties style:text-position="0% 100%" fo:font-weight="bold" officeooo:rsid="003e7763" style:font-weight-asian="bold" style:font-weight-complex="bold"/>
    </style:style>
    <style:style style:name="T31" style:family="text">
      <style:text-properties style:text-position="0% 100%" officeooo:rsid="00154cf5"/>
    </style:style>
    <style:style style:name="T32" style:family="text">
      <style:text-properties style:text-position="0% 100%" officeooo:rsid="00154cf5" style:font-weight-asian="normal" style:font-weight-complex="normal"/>
    </style:style>
    <style:style style:name="T33" style:family="text">
      <style:text-properties style:text-position="0% 100%" officeooo:rsid="001763ba" style:font-weight-asian="normal" style:font-weight-complex="normal"/>
    </style:style>
    <style:style style:name="T34" style:family="text">
      <style:text-properties style:text-position="0% 100%" officeooo:rsid="00194d15" style:font-weight-asian="normal" style:font-weight-complex="normal"/>
    </style:style>
    <style:style style:name="T35" style:family="text">
      <style:text-properties style:text-position="0% 100%" officeooo:rsid="001ac7c4" style:font-weight-asian="normal" style:font-weight-complex="normal"/>
    </style:style>
    <style:style style:name="T36" style:family="text">
      <style:text-properties style:text-position="0% 100%" officeooo:rsid="001ca0e5" style:font-weight-asian="normal" style:font-weight-complex="normal"/>
    </style:style>
    <style:style style:name="T37" style:family="text">
      <style:text-properties style:text-position="0% 100%" officeooo:rsid="001f3cbd" style:font-weight-asian="normal" style:font-weight-complex="normal"/>
    </style:style>
    <style:style style:name="T38" style:family="text">
      <style:text-properties style:text-position="0% 100%" officeooo:rsid="0020a84f" style:font-weight-asian="normal" style:font-weight-complex="normal"/>
    </style:style>
    <style:style style:name="T39" style:family="text">
      <style:text-properties style:text-position="0% 100%" officeooo:rsid="002137b9" style:font-weight-asian="normal" style:font-weight-complex="normal"/>
    </style:style>
    <style:style style:name="T40" style:family="text">
      <style:text-properties style:text-position="0% 100%" officeooo:rsid="00227abb" style:font-weight-asian="normal" style:font-weight-complex="normal"/>
    </style:style>
    <style:style style:name="T41" style:family="text">
      <style:text-properties style:text-position="0% 100%" officeooo:rsid="002444b5" style:font-weight-asian="normal" style:font-weight-complex="normal"/>
    </style:style>
    <style:style style:name="T42" style:family="text">
      <style:text-properties style:text-position="0% 100%" officeooo:rsid="0024e527" style:font-weight-asian="normal" style:font-weight-complex="normal"/>
    </style:style>
    <style:style style:name="T43" style:family="text">
      <style:text-properties style:text-position="0% 100%" officeooo:rsid="00268c2b" style:font-weight-asian="normal" style:font-weight-complex="normal"/>
    </style:style>
    <style:style style:name="T44" style:family="text">
      <style:text-properties style:text-position="0% 100%" officeooo:rsid="002796e4" style:font-weight-asian="normal" style:font-weight-complex="normal"/>
    </style:style>
    <style:style style:name="T45" style:family="text">
      <style:text-properties style:text-position="0% 100%" officeooo:rsid="002887e2" style:font-weight-asian="normal" style:font-weight-complex="normal"/>
    </style:style>
    <style:style style:name="T46" style:family="text">
      <style:text-properties style:text-position="0% 100%" officeooo:rsid="0029623e" style:font-weight-asian="normal" style:font-weight-complex="normal"/>
    </style:style>
    <style:style style:name="T47" style:family="text">
      <style:text-properties style:text-position="0% 100%" officeooo:rsid="002a6392" style:font-weight-asian="normal" style:font-weight-complex="normal"/>
    </style:style>
    <style:style style:name="T48" style:family="text">
      <style:text-properties style:text-position="0% 100%" officeooo:rsid="002b116c" style:font-weight-asian="normal" style:font-weight-complex="normal"/>
    </style:style>
    <style:style style:name="T49" style:family="text">
      <style:text-properties style:text-position="0% 100%" officeooo:rsid="002ca41d" style:font-weight-asian="normal" style:font-weight-complex="normal"/>
    </style:style>
    <style:style style:name="T50" style:family="text">
      <style:text-properties style:text-position="0% 100%" officeooo:rsid="002e7909" style:font-weight-asian="normal" style:font-weight-complex="normal"/>
    </style:style>
    <style:style style:name="T51" style:family="text">
      <style:text-properties style:text-position="0% 100%" officeooo:rsid="003060ac" style:font-weight-asian="normal" style:font-weight-complex="normal"/>
    </style:style>
    <style:style style:name="T52" style:family="text">
      <style:text-properties style:text-position="0% 100%" fo:font-style="italic" officeooo:rsid="002137b9" style:font-style-asian="italic" style:font-weight-asian="normal" style:font-style-complex="italic" style:font-weight-complex="normal"/>
    </style:style>
    <style:style style:name="T53" style:family="text">
      <style:text-properties style:text-position="0% 100%" officeooo:rsid="003a7381"/>
    </style:style>
    <style:style style:name="T54" style:family="text">
      <style:text-properties style:text-position="0% 100%" officeooo:rsid="003aeaa1"/>
    </style:style>
    <style:style style:name="T55" style:family="text">
      <style:text-properties style:text-position="0% 100%" officeooo:rsid="003c8b24"/>
    </style:style>
    <style:style style:name="T56" style:family="text">
      <style:text-properties style:text-position="0% 100%" officeooo:rsid="003e7763"/>
    </style:style>
    <style:style style:name="T57" style:family="text">
      <style:text-properties style:text-position="0% 100%" officeooo:rsid="003ea79a"/>
    </style:style>
    <style:style style:name="T58" style:family="text">
      <style:text-properties style:text-position="0% 100%" officeooo:rsid="0040a30b"/>
    </style:style>
    <style:style style:name="T59" style:family="text">
      <style:text-properties style:text-position="0% 100%" officeooo:rsid="0040f447"/>
    </style:style>
    <style:style style:name="T60" style:family="text">
      <style:text-properties style:text-position="0% 100%" officeooo:rsid="0042dc30"/>
    </style:style>
    <style:style style:name="T61" style:family="text">
      <style:text-properties style:text-position="0% 100%" officeooo:rsid="00437deb"/>
    </style:style>
    <style:style style:name="T62" style:family="text">
      <style:text-properties style:text-position="0% 100%" officeooo:rsid="0045641b"/>
    </style:style>
    <style:style style:name="T63" style:family="text">
      <style:text-properties style:text-position="0% 100%" officeooo:rsid="0046f80f"/>
    </style:style>
    <style:style style:name="T64" style:family="text">
      <style:text-properties style:text-position="0% 100%" officeooo:rsid="0047d033"/>
    </style:style>
    <style:style style:name="T65" style:family="text">
      <style:text-properties style:text-position="0% 100%" officeooo:rsid="0049c193"/>
    </style:style>
    <style:style style:name="T66" style:family="text">
      <style:text-properties style:text-position="0% 100%" officeooo:rsid="004b23aa"/>
    </style:style>
    <style:style style:name="T67" style:family="text">
      <style:text-properties style:text-position="0% 100%" officeooo:rsid="004cabb6"/>
    </style:style>
    <style:style style:name="T68" style:family="text">
      <style:text-properties style:text-position="0% 100%" officeooo:rsid="004e7dcc"/>
    </style:style>
    <style:style style:name="T69" style:family="text">
      <style:text-properties officeooo:rsid="00309066"/>
    </style:style>
    <style:style style:name="T70" style:family="text">
      <style:text-properties officeooo:rsid="0031e387"/>
    </style:style>
    <style:style style:name="T71" style:family="text">
      <style:text-properties officeooo:rsid="003281b4"/>
    </style:style>
    <style:style style:name="T72" style:family="text">
      <style:text-properties officeooo:rsid="0033be92"/>
    </style:style>
    <style:style style:name="T73" style:family="text">
      <style:text-properties officeooo:rsid="0034b777"/>
    </style:style>
    <style:style style:name="T74" style:family="text">
      <style:text-properties officeooo:rsid="00359862"/>
    </style:style>
    <style:style style:name="T75" style:family="text">
      <style:text-properties officeooo:rsid="00373521"/>
    </style:style>
    <style:style style:name="T76" style:family="text">
      <style:text-properties officeooo:rsid="0038ee0f"/>
    </style:style>
    <style:style style:name="T77" style:family="text">
      <style:text-properties officeooo:rsid="003a16a0"/>
    </style:style>
    <style:style style:name="T78" style:family="text">
      <style:text-properties officeooo:rsid="003a7381"/>
    </style:style>
    <style:style style:name="T79"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2/02/2021</text:span><text:span text:style-name="T2"><text:line-break/></text:span><text:span text:style-name="T1">BIOTECNOLOGIA *QUORN (single cell proteins)*</text:span></text:p>
      <text:p text:style-name="P2">Tecnologia che ha a che fare con un microorganismo (batteri, funghi, lieviti).<text:line-break/>Obiettivo: produrre il microorganismo stesso (lo produco per farlo poi lavorare, come i lieviti) o produrre quel microorganismo per fare reazioni chimiche.</text:p>
      <text:p text:style-name="P2">Lieviti: funghi unicellulari, sono in grado di degradare una serie di substrati che altri organismi non sono in grado di fare.</text:p>
      <text:p text:style-name="P2">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2">Microorganismo pacchetto proteico (50% della cellula è fatta da proteine).<text:line-break/>Antibiotico prodotto solo nella fase premorte dell’organismo.</text:p>
      <text:p text:style-name="P2">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2">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2">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2">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text:soft-page-break/>aldilà dei costi del pompaggio devo considerare anche costi di filtrazione. </text:p>
      <text:p text:style-name="P1"><text:span text:style-name="T1">25/02/2021<text:line-break/>La biotecnologia è una scienza in grado di dare risposte nuove e soprattutto sostenibile, va ad impattare in modo<text:line-break/> pesante l’economia più sostenibile (green economy).<text:line-break/>Obiettivo: fare stessi prodotti utilizzando però percorsi diversi, dovuto al fatto che stiamo utilizzando un microorganismo oppure delle parti costituenti dal microorganismo, significa quindi utilizzare o gli enzimi, i catalizzatori biologici (otteniamo prodotti puliti e targettati, in quanto con gli enzimi siamo in condizioni con zero waste, vantaggio: uso di condizioni molto blande, T e P amb ma anche una catalisi estremamente mirata).<text:line-break/>La biotecnologia non è la microbiologia. È difficile mantenere dei confini stretti, avremo alcune sovrapposizioni. Microbiologia si occupa delle cellule e dei microorganismi, studia le reazioni che avvengono all’interno. Noi faremo biotecnologia, non microbiologia.<text:line-break/>La biotecnologia è un’industria, impatta e ha a che fare con cose vive (enzima è una molecola che proviene da una cosa viva ma l’enzima stesso non lo è). <text:line-break/>La biotec non è neppure biologia, la differenza sostanziale è la scala. La biotecnologia è qualcosa che ha a che fare con la produzione<text:line-break/>Nei processi biotec siamo legati alla tracciabilità, se i microorganismo cambia/muore bisogna spegnere il reattore.<text:line-break/>La microbiologia è divisa in sotto-discipline: bianca, rosse e verde. Rossa </text:span><text:span text:style-name="T7">→</text:span><text:span text:style-name="T1"> medicale Verde </text:span><text:span text:style-name="T7">→</text:span><text:span text:style-name="T1"> ambiente e ecologia Bianca </text:span><text:span text:style-name="T7">→</text:span><text:span text:style-name="T1"> Cibo<text:line-break/>Possiamo essere stereospecifici (carbonio chirale, C con 4 sostituenti diversi). Noi siamo degli organismi chirali, i nostri enzimi sono in grado di riconoscere soltanto una certa tipologia di posizione nello spazio </text:span><text:span text:style-name="T7">→</text:span><text:span text:style-name="T1"> tutte le molecole biologiche hanno delle strutture biologiche definite, esistono gli ENIANTOMERI : due molecole identiche ma speculari. Gli enzimi trasformano uno solo dei due eniantomeri, noi riusciamo a riconoscerne solo uno. <text:line-break/>Un processo che ha solo un sottoprodotto non è conveniente.<text:line-break/><text:line-break/>FERMENTAZIONE: Quasi mai ha senso applicarlo ad un processo enzimatico, la fermentazione deve impattarsi con organismi. Fermentazione sinonimo di bioprocesso. <text:line-break/>1)Abbiamo a che fare con redox. Accettore molecola organica </text:span><text:span text:style-name="T7">→</text:span><text:span text:style-name="T1"> fermentazione alcolica e fermentazione lattica. <text:line-break/>Quando l’accettore finale è un composto inorganico si parla di Respirazione: aerobica se l’accettore è l’ossigeno, anaerobica se è un altra molecola inorganica.<text:line-break/>Cellula trasforma i substrati in qualcosa di utile.<text:line-break/>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l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La biotecnologia non può stare a sé, ha bisogno di conoscenze e competenze trasversali. <text:line-break/><text:line-break/>Utilizzo della biotec dedicato alla modifica del patrimonio genetico.<text:line-break/>OGM= 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text:span><text:soft-page-break/><text:span text:style-name="T1">modifiche del DNA. </text:span><text:span text:style-name="T2"><text:line-break/><text:line-break/></text:span><text:span text:style-name="T5">BIOPROCESSO<text:line-break/></text:span><text:span text:style-name="T1">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7">→</text:span><text:span text:style-name="T1">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text:span><text:soft-page-break/><text:span text:style-name="T1">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7">→</text:span><text:span text:style-name="T1">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8">2</text:span><text:span text:style-name="T1">) avvengono processi intramolecolari e biochimici, si ottengono sostanzialmente tre prodotti:<text:line-break/>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3">Metaboliti primari </text:span><text:span text:style-name="T7">→</text:span><text:span text:style-name="T1">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text:span><text:soft-page-break/><text:span text:style-name="T1">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3">metaboliti secondari</text:span><text:span text:style-name="T1"> </text:span><text:span text:style-name="T7">→</text:span><text:span text:style-name="T1">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text:span><text:soft-page-break/><text:span text:style-name="T1">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7">→</text:span><text:span text:style-name="T1">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7">→</text:span><text:span text:style-name="T1">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7">→</text:span><text:span text:style-name="T1">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2">MICROORGANISMO</text:span><text:span text:style-name="T1"><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text:span><text:soft-page-break/><text:span text:style-name="T1">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text:span><text:soft-page-break/><text:span text:style-name="T1">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3">Fase lag:</text:span><text:span text:style-name="T1">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7">→</text:span><text:span text:style-name="T1"> costi energetici). <text:line-break/><text:line-break/></text:span><text:span text:style-name="T3">Transient deceleration</text:span><text:span text:style-name="T1">: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3">Fase esponenziale</text:span><text:span text:style-name="T1">: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7">→</text:span><text:span text:style-name="T1">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text:span><text:soft-page-break/><text:span text:style-name="T1">-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8">2 </text:span><text:span text:style-name="T1">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text:span text:style-name="T5">MEZZO DI FERMENTAZIONE<text:line-break/></text:span><text:span text:style-name="T1">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7">→</text:span><text:span text:style-name="T1">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2">costanza</text:span><text:span text:style-name="T1"> della composizione, nel caso degli scarti altrui avremo una </text:span><text:span text:style-name="T4">variabilità delle impurezze</text:span><text:span text:style-name="T1"> (se scarti di origine agricola come patate avranno ad esempio la buccia), un altro problema è il </text:span><text:span text:style-name="T4">contenuto elevato di acqua</text:span><text:span text:style-name="T1">,</text:span><text:span text:style-name="T4"> </text:span><text:span text:style-name="T1">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7">→</text:span><text:span text:style-name="T1">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stagionale</text:span><text:span text:style-name="T1">, es barbabietole da zucchero solo in estate, potrebbe dunque essere molto </text:span><text:span text:style-name="T4">variabile</text:span><text:span text:style-name="T1"> e quindi dopo un po’ non averne più. <text:line-break/>Dobbiamo dunque produrre sempre il substrato, anche se è il più semplice: bisogna acquistare fonti di C </text:span><text:soft-page-break/><text:span text:style-name="T1">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2">CARBONIO</text:span><text:span text:style-name="T1">.<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1"><text:span text:style-name="T1">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8">2</text:span><text:span text:style-name="T1"> + H</text:span><text:span text:style-name="T8">2</text:span><text:span text:style-name="T1">O), nel caso degli idrocarburi avrò bisogno di più moli di ossigeno rispetto all’utilizzo dei carboidrati. Maggiore sviluppo di calore nel caso con idrocarburi </text:span><text:span text:style-name="T7">→</text:span><text:span text:style-name="T1">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2">AZOTO<text:line-break/></text:span><text:span text:style-name="T1">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2">MINERALI</text:span><text:span text:style-name="T1"><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text:span><text:soft-page-break/><text:span text:style-name="T1">disattivare gli enzimi. Sono metalli piccoli e quindi sono facilmente attaccabili alla mega proteina. Ogni specie ha enzimi diversi. Se non ci sono l’enzima non funziona e dunque l’organismo cresce male. <text:line-break/><text:line-break/></text:span><text:span text:style-name="T2">FATTORI DI CRESCITA<text:line-break/></text:span><text:span text:style-name="T1">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8">2</text:span><text:span text:style-name="T1">, B</text:span><text:span text:style-name="T8">6</text:span><text:span text:style-name="T1">, B</text:span><text:span text:style-name="T8">12</text:span><text:span text:style-name="T1">,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7">→</text:span><text:span text:style-name="T1">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ext:span><text:soft-page-break/><text:span text:style-name="T1">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4">batch</text:span><text:span text:style-name="T1"> (apro, metto il substrato, chiudo), </text:span><text:span text:style-name="T4">fed-batch</text:span><text:span text:style-name="T1">, alimento il substrato poco a poco per cercare di seguire la curva di crescita oppure </text:span><text:span text:style-name="T4">continuo</text:span><text:span text:style-name="T1">, immetto il substrato e lo estraggo in modo continuo. Processo continuo nel caso fermentativo </text:span><text:span text:style-name="T7">→</text:span><text:span text:style-name="T1">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8">2</text:span><text:span text:style-name="T1"> e CO</text:span><text:span text:style-name="T8">2 </text:span><text:span text:style-name="T1">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3"><text:span text:style-name="T5">BIOECONOMY</text:span><text:span text:style-name="T6"><text:line-break/></text:span><text:span text:style-name="T1">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7">→</text:span><text:span text:style-name="T1"> ho solo l’idea, 3-4 </text:span><text:span text:style-name="T7">→</text:span><text:span text:style-name="T1"> ho fatto alcuni esperimenti e ho ottenuto dei risultati, potrebbero essere applicati a livello industriali 7</text:span><text:span text:style-name="T7">→</text:span><text:span text:style-name="T1"> impianto illustrativo).<text:line-break/>Altro grande pilastro: bisogna interfacciarsi con <text:s/>biomasse rinnovabili e ottenere un processo sostenibile dal punto di vista rinnovabile e industriale. Fare in modo che la biotecnologia fosse distribuita in molti campi di </text:span><text:soft-page-break/><text:span text:style-name="T1">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14">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4"><text:span text:style-name="T2">Organismi viventi:</text:span><text:span text:style-name="T1"><text:line-break/>Procarioti </text:span><text:span text:style-name="T7">→</text:span><text:span text:style-name="T1"> batteri, cianobatteri, possono essere autotrofi o eterotrofi<text:line-break/>Eucarioti </text:span><text:span text:style-name="T7">→</text:span><text:span text:style-name="T1">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7">→</text:span><text:span text:style-name="T1">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7">→</text:span><text:span text:style-name="T1">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text:span><text:soft-page-break/><text:span text:style-name="T1">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5"><text:span text:style-name="T1"><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7">→</text:span><text:span text:style-name="T1"> virus considerati a parte, microrganismi non cellulari.<text:line-break/><text:line-break/>Procarioti molto più piccoli degli eucarioti. Gli eucarioti sono circondati da una membrana cellulare fatta di lipidi.<text:line-break/>Fonte utile per pulire reattori </text:span><text:span text:style-name="T7">→</text:span><text:span text:style-name="T1">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7">→</text:span><text:span text:style-name="T1">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6"/>
      <text:p text:style-name="P5"><text:span text:style-name="T1">MICRORGANISMO<text:line-break/>Possono essere </text:span><text:span text:style-name="T4">buoni</text:span><text:span text:style-name="T1">, utilizzati a scopo produttivo, sono in grado di conservare alimenti, di produrre molecole, vanno ad impattare con prodotti come alimenti, bevande e farmaci. Possono essere </text:span><text:span text:style-name="T4">brutti</text:span><text:span text:style-name="T1"> perché i microrganismi sono in grado di degradare sostanze che per loro sono substrati ma che per noi sono ad esempio cibo o bevande (irrancidimento del latte). Infine possono essere anche </text:span><text:span text:style-name="T4">cattivi</text:span><text:span text:style-name="T1">,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ext:span><text:soft-page-break/><text:span text:style-name="T1">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4">italico</text:span><text:span text:style-name="T1"> o </text:span><text:span text:style-name="T3">sottolineato</text:span><text:span text:style-name="T1">,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2">metanogeni</text:span><text:span text:style-name="T1">, procarioti in grado di produrre metano, </text:span><text:span text:style-name="T2">alofile estremi</text:span><text:span text:style-name="T1">, procarioti in grado di vivere in concentrazione elevate di sale (le conc saline vengono utilizzate spesso per distruggere i batteri a fine processo), </text:span><text:span text:style-name="T2">termofili estremi</text:span><text:span text:style-name="T1">,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7">→</text:span><text:span text:style-name="T1"> <text:s/>cocci (sfere), bacilli (bastoncelli), spirali (elicoidali) o anche forme inusuali come stella e rettangolari<text:line-break/>- Arrangiamento </text:span><text:span text:style-name="T7">→</text:span><text:span text:style-name="T1"> single, appaiate, catene, clusters; soprattutto i bacilli si possono arrangiare <text:line-break/>- Dimensione </text:span><text:span text:style-name="T7">→</text:span><text:span text:style-name="T1">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7">→</text:span><text:span text:style-name="T1"> se batterio può essere controllato tramite uso di antibiotici<text:line-break/>- Aerobici vs anaerobici <text:line-break/>- Habitat </text:span><text:span text:style-name="T7">→</text:span><text:span text:style-name="T1">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2">TEST DI GRAM</text:span><text:span text:style-name="T1"><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text:span><text:soft-page-break/><text:span text:style-name="T1">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8">2</text:span><text:span text:style-name="T1">.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7">–</text:span><text:span text:style-name="T1">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7">→</text:span><text:span text:style-name="T1"> fermentazioni diverse </text:span><text:span text:style-name="T7">→</text:span><text:span text:style-name="T1"> prodotti diversi<text:line-break/><text:line-break/>Batteri lattici omo fermentativi, producono solo l’acido lattico.</text:span></text:p>
      <text:p text:style-name="P5"><text:span text:style-name="T1">Batteri lattici etero fermentativi, arrivano al processo di crescita e sviluppo attraverso una fermentazione che non produce solo acido lattico ma che per esempio produce CO</text:span><text:span text:style-name="T8">2</text:span><text:span text:style-name="T1"> o etanolo, le vie produttive che può prendere sono un po’ diverse.<text:line-break/></text:span><text:soft-page-break/><text:span text:style-name="T1">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2">scegliendo il microrganismo giusto posso non selezionare i prodotti ma addirittura selezionare la configurazione della molecola d’interesse</text:span><text:span text:style-name="T1">.<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7">→</text:span><text:span text:style-name="T1">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5"><text:span text:style-name="T1">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text:span><text:soft-page-break/><text:span text:style-name="T1">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7">→</text:span><text:span text:style-name="T1">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text:span><text:soft-page-break/><text:span text:style-name="T1">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7">→</text:span><text:span text:style-name="T1">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6">COMPONENTI MEZZO DI FERMENTAZIONE</text:span><text:span text:style-name="T1"><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2505090065" text:style-name="L1">
        <text:list-item>
          <text:p text:style-name="P15">Monosaccaridi</text:p>
        </text:list-item>
        <text:list-item>
          <text:p text:style-name="P15">Disaccaridi</text:p>
        </text:list-item>
        <text:list-item>
          <text:p text:style-name="P15">Oligosaccaridi</text:p>
        </text:list-item>
        <text:list-item>
          <text:p text:style-name="P15">Polisaccaridi</text:p>
        </text:list-item>
      </text:list>
      <text:p text:style-name="P5"><text:span text:style-name="T1">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7">→</text:span><text:span text:style-name="T1">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2">la funzione amminica e la funzione carbossilica devono stare sullo stesso lato dello stesso carbonio</text:span><text:span text:style-name="T1">, altrimenti non è un amminoacido.<text:line-break/></text:span><text:soft-page-break/><text:span text:style-name="T1">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7">→</text:span><text:span text:style-name="T1">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7">→</text:span><text:span text:style-name="T1">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9">n</text:span><text:span text:style-name="T1"> con n=n° stereocentri.<text:line-break/><text:line-break/>Monosaccaridi: C</text:span><text:span text:style-name="T8">n</text:span><text:span text:style-name="T1">H</text:span><text:span text:style-name="T8">2n</text:span><text:span text:style-name="T1">O</text:span><text:span text:style-name="T8">n</text:span><text:span text:style-name="T1">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text:span><text:soft-page-break/><text:span text:style-name="T1">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7">→</text:span><text:span text:style-name="T1">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2">Scelta dettata dall’economia.</text:span><text:span text:style-name="T1"><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7">→</text:span><text:span text:style-name="T1"> buonissimo materiale di partenza su cui poi costruire il mezzo di fermentazione.<text:line-break/></text:span><text:soft-page-break/><text:span text:style-name="T1">Esempio: corn steep liquor, liquido che si ottiene dopo la separazione della parte solida a seguito del trattamento di mais per rompere i chicchi che verranno macinati e da cui si potrà estrarre l’olio.<text:line-break/>Prendere mais </text:span><text:span text:style-name="T7">→</text:span><text:span text:style-name="T1"> sticking, ammollamento in acqua e acido per degradare parte produttiva </text:span><text:span text:style-name="T7">→</text:span><text:span text:style-name="T1"> sviluppo batteri <text:s/>lattici che degradano parte dei polisaccaridi, abbassano il pH </text:span><text:span text:style-name="T7">→</text:span><text:span text:style-name="T1">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5"><text:span text:style-name="T1">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span><text:soft-page-break/><text:span text:style-name="T1"><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7">→</text:span><text:span text:style-name="T1">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7">→</text:span><text:span text:style-name="T1">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7">→</text:span><text:span text:style-name="T1"> ogni reaz metabolica è enzima catalizzata<text:line-break/>Produzione dell’energia </text:span><text:span text:style-name="T7">→</text:span><text:span text:style-name="T1"> serve per far avvenire le reazioni<text:line-break/>Catena di reazioni chiamata glicolisi o di alternative </text:span><text:span text:style-name="T7">→</text:span><text:span text:style-name="T1"> glicolisi maggiormente presente in tutti gli organismi<text:line-break/>Ciclo di Krebs <text:s/></text:span><text:span text:style-name="T7">→</text:span><text:span text:style-name="T1">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7">→</text:span><text:span text:style-name="T1">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5"><text:span text:style-name="T1">Anabolismo </text:span><text:span text:style-name="T7">→</text:span><text:span text:style-name="T1">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5">ENZIMI</text:span><text:span text:style-name="T1"><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text:span><text:soft-page-break/><text:span text:style-name="T1">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7">→</text:span><text:span text:style-name="T1"> coinvolto nelle redox<text:line-break/>transferasi </text:span><text:span text:style-name="T7">→</text:span><text:span text:style-name="T1"> enzima coinvolto nel trasferimento di gruppi funzionali<text:line-break/>idrolasi </text:span><text:span text:style-name="T7">→</text:span><text:span text:style-name="T1"> idrolisi<text:line-break/>liasi </text:span><text:span text:style-name="T7">→</text:span><text:span text:style-name="T1"> grado di rimuovere atomi senza idrolisi<text:line-break/>isomerasi </text:span><text:span text:style-name="T7">→</text:span><text:span text:style-name="T1"> riarrangia la struttura della molecole<text:line-break/>ligasi </text:span><text:span text:style-name="T7">→</text:span><text:span text:style-name="T1">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9">+</text:span><text:span text:style-name="T1">,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7">–</text:span><text:span text:style-name="T1"> off) immediato.<text:line-break/>Come un catalizzatore il substrato si orienta per la reazione, si riarrangia e (?)<text:line-break/>L’attività enzimatica può essere controllata:<text:line-break/>1) geneticamente </text:span><text:span text:style-name="T7">→</text:span><text:span text:style-name="T1">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7">→</text:span><text:span text:style-name="T1">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7">→</text:span><text:span text:style-name="T1">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text:span><text:soft-page-break/><text:span text:style-name="T1">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7">→</text:span><text:span text:style-name="T1">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7">→</text:span><text:span text:style-name="T1">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7">→</text:span><text:span text:style-name="T1"> contenuto energetico lipidi molto grande.<text:line-break/>I lipidi non sono solubili in acqua perché sono molecole idrofobiche, quando si stoccano non portano molecole di acqua cosa che invece c’è nel caso di amido e cellulosa. Niente acqua </text:span><text:span text:style-name="T7">→</text:span><text:span text:style-name="T1">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text:span><text:soft-page-break/><text:span text:style-name="T1">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2">glicolisi</text:span><text:span text:style-name="T1">. Riduce glucosio (C6) a piruvato (C3), opera sia in condizioni aerobie che anaerobie, in funzione di quali sono le condizioni, della natura dell’organismo, il piruvato generato può essere ulteriormente degradato a CO</text:span><text:span text:style-name="T8">2 <text:s/></text:span><text:span text:style-name="T1">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8">2</text:span><text:span text:style-name="T1">.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text:span><text:soft-page-break/><text:span text:style-name="T1">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7">→</text:span><text:span text:style-name="T1">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8">2</text:span><text:span text:style-name="T1"> è 0,82 </text:span><text:span text:style-name="T7">→</text:span><text:span text:style-name="T1">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text:span><text:soft-page-break/><text:span text:style-name="T1">accoppiarsi soltanto i tautomeri che hanno la conformazione corretta e quindi non è possibile avere accoppiamenti diversi </text:span><text:span text:style-name="T7">→</text:span><text:span text:style-name="T1">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7">→</text:span><text:span text:style-name="T1">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7"><text:span text:style-name="T5">SINTESI PROTEICA</text:span><text:span text:style-name="T1"><text:line-break/>Il DNA contiene le informazioni per la sintesi delle proteine. Le proteine sono costituite principalmente da 20 amminoacidi, siamo dunque in presenza di un codice di 20 lettere che parte da un codice a 4 lettere (i 4 nucleotidi).</text:span></text:p>
      <text:p text:style-name="P5"><text:span text:style-name="T1">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text:span><text:soft-page-break/><text:span text:style-name="T1">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7">→</text:span><text:span text:style-name="T1">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8">2</text:span><text:span text:style-name="T1">)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5"><text:span text:style-name="T1">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text:span><text:soft-page-break/><text:span text:style-name="T1">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8">2</text:span><text:span text:style-name="T1">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7">→</text:span><text:span text:style-name="T1"> riarrangiamento a spirale, tipico delle proteine fibrose (capelli, corne)<text:line-break/>Foglietto beta </text:span><text:span text:style-name="T7">→</text:span><text:span text:style-name="T1">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text:span><text:soft-page-break/><text:span text:style-name="T1">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7">→</text:span><text:span text:style-name="T1">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8">2</text:span><text:span text:style-name="T1">, in modo che si torni a catene contenenti essenzialmente C, dopodiché queste vengono utilizzate dalle cellule in modo diverso per </text:span><text:soft-page-break/><text:span text:style-name="T1">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5">LIPIDI</text:span><text:span text:style-name="T1"><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7">→</text:span><text:span text:style-name="T1"> acqua, CO</text:span><text:span text:style-name="T8">2</text:span><text:span text:style-name="T1">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text:span><text:soft-page-break/><text:span text:style-name="T1">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7">→</text:span><text:span text:style-name="T1">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7">→</text:span><text:span text:style-name="T1">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7">→</text:span><text:span text:style-name="T1"> le proteine possono spostarsi lateralmente ma non è possibile un movimento, a meno che non venga assistito da un’enzima e da una </text:span><text:soft-page-break/><text:span text:style-name="T1">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7">→</text:span><text:span text:style-name="T1">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text:span><text:soft-page-break/><text:span text:style-name="T1">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7">→</text:span><text:span text:style-name="T1">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6">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5"><text:span text:style-name="T1">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text:span><text:soft-page-break/><text:span text:style-name="T1">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2">microrganismo</text:span><text:span text:style-name="T1">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7">→</text:span><text:span text:style-name="T1">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text:span><text:soft-page-break/><text:span text:style-name="T1">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4">auxotrofo</text:span><text:span text:style-name="T1"> che è un microorganismo mutante incapace di sintetizzare una sostanza richiesta per la sua crescita ma capace di crescere se la sostanza viene fornita; c’è anche il </text:span><text:span text:style-name="T4">prototrofo</text:span><text:span text:style-name="T1">, in grado di sintetizzare invece tutti gli enzimi. Il prototrofo ha maggiori probabilità di sopravvivenza. <text:line-break/></text:span><text:soft-page-break/><text:span text:style-name="T1">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7">→</text:span><text:span text:style-name="T1">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text:span><text:soft-page-break/><text:span text:style-name="T1">fare retro mutazioni per preservare il patrimonio genetico nuovo, deve essere in grado di produrre grandi quantità del prodotto desiderato.<text:line-break/><text:line-break/></text:span><text:span text:style-name="T2">Ricombinazione</text:span><text:span text:style-name="T1">: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4">coniugazione</text:span><text:span text:style-name="T1">: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4">trasduzione</text:span><text:span text:style-name="T1">: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7">→</text:span><text:span text:style-name="T1">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text:span><text:soft-page-break/><text:span text:style-name="T1">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8"><text:span text:style-name="T1">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2">empirici </text:span><text:span text:style-name="T1">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text:span><text:soft-page-break/><text:span text:style-name="T1">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9">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9">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8"><text:span text:style-name="T1">D è il fattore di diluizione, il reciproco del tempo di ritenzione e rappresenta iil nuumero di riempimento del reattore nell'unità di tempo.<text:line-break/></text:span><text:soft-page-break/><text:span text:style-name="T1">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2">"wash out"</text:span><text:span text:style-name="T1">,</text:span><text:span text:style-name="T2"> </text:span><text:span text:style-name="T1">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3">CHEMIOSTATO</text:span><text:span text:style-name="T1">: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3">BIOSTATI</text:span><text:span text:style-name="T1">: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text:span><text:soft-page-break/><text:span text:style-name="T1">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13">Normalmente NON si opera in condizioni in cui l'ossigeno è il fattore limitante.</text:p>
      <text:p text:style-name="P10">Il motivo per il quale vengono condotte reazioni aerobiche è che le cellule possono ottenere energia sia attraverso <text:span text:style-name="T10">una respirazione</text:span> aerobica che anaerobica tuttavia l'ossidazione del glucosio produce <text:span text:style-name="T10">una quantità di ATP che è circa 20 volte superiore a quella prodotta da quella anaerobica → la vitalità delle cellule diminuisce in condizioni anaerobiche, abbiamo quindi una diminuzione della crescita in condizioni di anossia. </text:span><text:span text:style-name="T11">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2">La conc di O2 disciolto dipende da una serie di processi che avvengono per trasportare ossigeno da fase gassosa a quello liquido. </text:span></text:p>
      <text:p text:style-name="P10"><text:span text:style-name="T13">1)</text:span><text:span text:style-name="T12"> trasferimento dalla fase gas allo strato limite del fase gas</text:span><text:line-break/><text:span text:style-name="T13">2) trasferimento all’interfaccia</text:span></text:p>
      <text:p text:style-name="P11"><text:span text:style-name="T13">3) trasferimento nello strato limite del liquido, </text:span><text:span text:style-name="T14">ci dà la resistenza maggiore (resistenza sul film fluido)</text:span></text:p>
      <text:p text:style-name="P16">4) diffusione nella fase liquida</text:p>
      <text:p text:style-name="P17">5) trasferimento sullo strato cellulare e così entra nella cellula</text:p>
      <text:p text:style-name="P12"><text:line-break/><text:span text:style-name="T15">La velocità di trasferimento è data da un’eq di trasporto: N</text:span><text:span text:style-name="T17">A</text:span><text:span text:style-name="T15">, massa trasferita per unità di volume nell’unità <text:s/>di tempo, moltiplicata per area dell’interfaccia per forza motrice del trasferimento (che è la differenza di conc tra fase gas C* e fase liq C</text:span><text:span text:style-name="T16">L</text:span><text:span text:style-name="T15">). C* legata alla legge di He</text:span><text:span text:style-name="T24">n</text:span><text:span text:style-name="T15">ry.<text:line-break/></text:span><text:span text:style-name="T24">La velocità di trasferimento dipende anche da K</text:span><text:span text:style-name="T17">L</text:span><text:span text:style-name="T25">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26">d</text:span><text:span text:style-name="T25">e qu</text:span><text:span text:style-name="T26">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27">metodo del Solfito</text:span><text:span text:style-name="T26">; questo si realizza attraverso la rapida ossidazione del solfito in presenza di cat metallici, reazione molto veloce quindi </text:span><text:span text:style-name="T31">si assume che </text:span><text:span text:style-name="T26">la conc del solfito consumato corrisponde alla conc dell’ossigeno consumato. </text:span><text:span text:style-name="T31">Se l’eccesso del solfito poi è titolato con un metodo iodometrico (aggiunto eccesso di iodio) esso viene retrotitolato. <text:line-break/>Misurazione controllata ma non può essere fatta in presenza di una biomassa in crescita.<text:line-break/></text:span><text:soft-page-break/><text:span text:style-name="T31">Non ci da dunque indicazioni sulla fermentazione, perché è un calcolo fatto in assenza della reazione che a noi interessa.<text:line-break/>Altrimenti abbiamo il </text:span><text:span text:style-name="T28">dynamic “gassing ou</text:span><text:span text:style-name="T29">t</text:span><text:span text:style-name="T28">” method </text:span><text:span text:style-name="T32">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33">Altri fattori che influenzano K</text:span><text:span text:style-name="T18">la</text:span><text:span text:style-name="T33"> sono il tipo di microrganismo, che determina le caratteristiche areologiche del nostro sistema (può essere basso per microrganismi filamentosi); densità, vis</text:span><text:span text:style-name="T34">cosità (</text:span><text:span text:style-name="T33">al suo aumentare diminu</text:span><text:span text:style-name="T34">i</text:span><text:span text:style-name="T33">sce </text:span><text:span text:style-name="T34">K</text:span><text:span text:style-name="T19">l</text:span><text:span text:style-name="T34">); composizione della fase liquida e dalla forza ionica (elettroliti in soluzione rendono sistema di bolle più resistente alla coalescenza, quindi aumenta K</text:span><text:span text:style-name="T19">L</text:span><text:span text:style-name="T34">); dalla natura </text:span><text:span text:style-name="T35">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36">el</text:span><text:span text:style-name="T35">la usata è 0.3-0.4 kg O</text:span><text:span text:style-name="T20">2</text:span><text:span text:style-name="T35">/kg substrato.<text:line-break/>In cond batch quindi </text:span><text:span text:style-name="T36">il problema è operare proprio a alte conc di O2, l’aria deve essere continuamente alimentata e filtrata per essere sterilizzata. Le fermentazioni batch quindi sono di fatto semi-batch dal punto di vista dell’aria.<text:line-break/></text:span><text:span text:style-name="T35"><text:line-break/></text:span><text:span text:style-name="T37">BIOREATTORI<text:line-break/></text:span><text:span text:style-name="T38">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39">I processi biotecnologici si differenziano per il tipo di fermentazione, design del processo e tipo di reattore il quale è scelto per ottimizzare le prestazioni. <text:line-break/></text:span><text:span text:style-name="T52">La funzione principale del reattore è quella di fornire le cond ottime per la crescita e per la formazione del prodotto nel particolare sistema di microrganismi che si sta impiegando.</text:span><text:span text:style-name="T39">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18"><text:span text:style-name="T39"><text:line-break/></text:span><text:span text:style-name="T40">L’ottimizzazione di processo fermentazione significa progettare l’unità del fermentatore e dai suoi controllori.<text:line-break/>La configurazione del processo dipend</text:span><text:span text:style-name="T41">e </text:span><text:span text:style-name="T40">da</text:span><text:span text:style-name="T41">l tipo di organismo: cellule animali/vegetali, massa microbica o enzimi solubili/immobilizzati. Dal tipo di reattore: batch, continuo, semi-bach, plug-flow. Dipende anche dai fattori economici: valore del prodotto, parametri del processo.<text:line-break/></text:span><text:span text:style-name="T42"><text:line-break/></text:span><text:soft-page-break/><text:span text:style-name="T42">All’interno di un reattore è possibile controllare diversi parametri come pH, T, conc di O2, quantità di calore scambiato attraverso tutto il processo.<text:line-break/>Vi è un processo di scale up, si passa da scale in condizioni di laboratorio </text:span><text:span text:style-name="T43">passando per</text:span><text:span text:style-name="T42"> </text:span><text:span text:style-name="T43">scala pilota per arrivare a scala industriale.<text:line-break/>Quindi un fermentatore può essere anaerobico o aerobico, di questo utiilizziamo i CSTR, reattori air-lift oppure sistemi immobilizzati.<text:line-break/><text:line-break/></text:span><text:span text:style-name="T44">TIPI DI FERMENTATORI</text:span><text:span text:style-name="T43"><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44">i nutrienti compensato da successive aggiunte</text:span><text:span text:style-name="T38">. </text:span><text:span text:style-name="T44">È comunque un sistema chiuso in cui non ho flussi continui.<text:line-break/>CONTINUI: gli organismi e i loro nutrienti sono caricati continuamente nel reattore.</text:span><text:span text:style-name="T32"><text:line-break/><text:line-break/>Lo</text:span><text:span text:style-name="T45">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46">Un altro modo di organizzare i reattori è in base a come </text:span><text:span text:style-name="T47">è</text:span><text:span text:style-name="T46"> organizzati </text:span><text:span text:style-name="T47">la fase biologica;</text:span><text:span text:style-name="T46"> </text:span><text:span text:style-name="T47">gli organismi </text:span><text:span text:style-name="T46"><text:s/>possono essere sospesi in brodo di coltura sia cellule individuali oppure fiocchi e aggregati </text:span><text:span text:style-name="T47">oppure la fase biologica può essere supportata e immobilizzata.<text:line-break/>Abbiamo quindi i reattori a per</text:span><text:span text:style-name="T48">colamento </text:span><text:span text:style-name="T49">tipici</text:span><text:span text:style-name="T47"> per la produzione dell’aceto </text:span><text:span text:style-name="T49">oppure i trattamenti a letto fluidizzato </text:span><text:span text:style-name="T50">utilizzati per le acque reflue.</text:span><text:span text:style-name="T49"><text:line-break/>Un fermentatore deve </text:span><text:span text:style-name="T50">evitare l’ingresso di microrganismi, mantenere la selettività richiesta, mantenere un volume costante, mantenere un volume di brodo di coltura costante, conc di ossigeno disciolto più alta della conc critica, deve contr</text:span><text:span text:style-name="T51">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5"><text:line-break/><text:line-break/></text:span><text:span text:style-name="T69">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70">(parametri fisici come T e P e parametri chimici come il pH) </text:span><text:span text:style-name="T69">richieste per la crescita della biomassa e quindi per una buona resa del prodotto.<text:line-break/></text:span></text:p>
      <text:p text:style-name="P19"><text:span text:style-name="T71">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72">Il reattore deve permettere il passaggio sia dell’ossigeno che del nutriente fino all’organismo della cellula in crescita → bisogna favorire il contatto tra gli organismi e l’ossigeno e il nutriente.<text:line-break/></text:span><text:soft-page-break/><text:span text:style-name="T72">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73">In assenza di carica microbica la velocità dell’ossigeno può essere stimata con il metodo dei solfiti.<text:line-break/>Il sodio solfito è un agente riducente che reagisce con l’O2 disciolto in presenza di cat metallico a dare solfato di sodio. </text:span><text:span text:style-name="T74">Misurando la velocità di ossidazione del solfito misuriamo la velocità di trasporto dell’O2.<text:line-break/>Il coefficiente di trasporto di massa dell’O</text:span><text:span text:style-name="T21">2</text:span><text:span text:style-name="T74"> può essere calcolato mediante la velocità di trasporto dell’ossigeno e della sua solubilità. </text:span><text:span text:style-name="T75">Necessario avere dei sensori che misurino l’ossigeno disciolto.<text:line-break/><text:line-break/>BATCH: Parto da una conc di substrato, questo si consuma e quindi la sua conc si riduce.</text:span><text:span text:style-name="T74"><text:line-break/></text:span><text:span text:style-name="T75">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76">Microrganismi fluidizzati dalla corrente entrante in </text:span><text:span text:style-name="T77">maniera</text:span><text:span text:style-name="T76"> sufficiente </text:span><text:span text:style-name="T77">per</text:span><text:span text:style-name="T76"> vincere le forze gravitazionali </text:span><text:span text:style-name="T77">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78">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79">3</text:span><text:span text:style-name="T53">).<text:line-break/>I sistemi per i substrati liquidi invece sono molto bassi, per reattori da laboratorio (piccola scala) si intendono anche semplicemente delle beute.<text:line-break/></text:span><text:span text:style-name="T54">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5">Per sistemi a substrato liquido ad alto volume si passa a bioreattori con agitazione meccanica.<text:line-break/></text:span><text:span text:style-name="T56">Il sistema di agitazione è costituito dai frangiflutti e dalle eliche attaccate sull’albero del reattore. I primi servono ad aumentare la turbolenza e evitare vortici (e quindi mix di schiume)all’interno del reattore.<text:line-break/></text:span><text:soft-page-break/><text:span text:style-name="T56">Il reattore più utilizzato per processi asettici sono i </text:span><text:span text:style-name="T30">STR</text:span><text:span text:style-name="T56">, permette una buona agitazione, costano molto (costi elevati di energia e costi dovuti a sterilizzazione).<text:line-break/></text:span><text:span text:style-name="T57">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58">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22">L.</text:span><text:span text:style-name="T58"><text:line-break/><text:line-break/></text:span><text:span text:style-name="T59">12/04/2021<text:line-break/></text:span><text:span text:style-name="T60">REATTORI AGITATI<text:line-break/></text:span><text:span text:style-name="T61">Le caratteristiche reologiche del fluido possono essere newtoniane (viscosità costante per qualsiasi agitazione), non newtoniani </text:span><text:span text:style-name="T62">(viscosità funzione della velocità di agitazione, pseudoplastici e fluidi dilatanti) </text:span><text:span text:style-name="T63">oppure viscoelastici (al di sopra dello sforzo limite il materiale può essere fatto scorrere).<text:line-break/></text:span><text:span text:style-name="T64">La maggior parte dei batteri dà comportamento newtoniano mentre i funghi caratterizzati da ifee e materiali polimerici hanno comportamento non newtoniano.<text:line-break/>La viscosità </text:span><text:span text:style-name="T65">del mezzo di crescita </text:span><text:span text:style-name="T64">influenza l’efficienza dell’agitazione.<text:line-break/></text:span><text:span text:style-name="T65">E’ necessario ottimizzare la forma, dimensione e il numero degli agitatori. </text:span><text:span text:style-name="T63"><text:line-break/></text:span><text:span text:style-name="T66">Lo sforzo di taglio che viene esercitato dal sistema di agitazione determina le dimensioni delle bolle. <text:line-break/></text:span><text:span text:style-name="T67">Gli elementi di agitazione possono impartire un flusso assiale o radiale </text:span><text:span text:style-name="T68">(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58">turbina Rushton </text:span><text:span text:style-name="T68">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23">2</text:span><text:span text:style-name="T68">. Possiamo allora usare 2 sistemi di agitazioni diversi per esempio turbina in basso e elica in alto.<text:line-break/>Il motore può essere posizionato in alto, più costoso perché necessario supportare l’albero per evitare rottura, normalmente la velocità di rotazione è mantenuta non più del 75% della velocità critica dell’asse per evitare fenomeni di vibrazio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2T16:53:52.732000000</dc:date>
    <meta:editing-duration>PT10M41S</meta:editing-duration>
    <meta:editing-cycles>4</meta:editing-cycles>
    <meta:generator>LibreOffice/7.1.3.2$Windows_X86_64 LibreOffice_project/47f78053abe362b9384784d31a6e56f8511eb1c1</meta:generator>
    <meta:document-statistic meta:table-count="0" meta:image-count="0" meta:object-count="0" meta:page-count="47" meta:paragraph-count="44" meta:word-count="28065" meta:character-count="185755" meta:non-whitespace-character-count="157341"/>
  </office:meta>
</office:document-meta>
</file>